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P1" style:family="paragraph" style:parent-style-name="Text_20_body">
      <style:text-properties officeooo:rsid="0014d262" officeooo:paragraph-rsid="0014d262"/>
    </style:style>
    <style:style style:name="P2" style:family="paragraph" style:parent-style-name="Text_20_body">
      <style:text-properties officeooo:paragraph-rsid="0015b7a0"/>
    </style:style>
    <style:style style:name="P3" style:family="paragraph" style:parent-style-name="Text_20_body">
      <style:text-properties officeooo:paragraph-rsid="0016fd65"/>
    </style:style>
    <style:style style:name="P4" style:family="paragraph" style:parent-style-name="Text_20_body">
      <style:text-properties officeooo:paragraph-rsid="00182435"/>
    </style:style>
    <style:style style:name="P5" style:family="paragraph" style:parent-style-name="Table_20_Contents">
      <style:text-properties officeooo:rsid="0016fd65" officeooo:paragraph-rsid="0016fd65"/>
    </style:style>
    <style:style style:name="P6" style:family="paragraph" style:parent-style-name="Heading_20_1">
      <style:text-properties officeooo:rsid="0014d262" officeooo:paragraph-rsid="0014d262"/>
    </style:style>
    <style:style style:name="P7" style:family="paragraph" style:parent-style-name="Text_20_body">
      <style:text-properties officeooo:paragraph-rsid="00182435"/>
    </style:style>
    <style:style style:name="P8" style:family="paragraph" style:parent-style-name="Text_20_body">
      <style:text-properties officeooo:paragraph-rsid="0019cc30"/>
    </style:style>
    <style:style style:name="P9" style:family="paragraph" style:parent-style-name="Text_20_body">
      <style:text-properties officeooo:paragraph-rsid="001cfced"/>
    </style:style>
    <style:style style:name="P10" style:family="paragraph" style:parent-style-name="Text_20_body">
      <style:text-properties officeooo:paragraph-rsid="001dbb86"/>
    </style:style>
    <style:style style:name="T1" style:family="text">
      <style:text-properties fo:color="#800080" loext:opacity="100%"/>
    </style:style>
    <style:style style:name="T2" style:family="text">
      <style:text-properties fo:color="#800080" loext:opacity="100%" officeooo:rsid="0015b7a0"/>
    </style:style>
    <style:style style:name="T3" style:family="text">
      <style:text-properties fo:color="#800080" loext:opacity="100%" fo:font-style="normal" officeooo:rsid="0015b7a0" style:font-style-asian="normal" style:font-style-complex="normal"/>
    </style:style>
    <style:style style:name="T4" style:family="text">
      <style:text-properties fo:color="#800080" loext:opacity="100%" fo:font-style="normal" fo:font-weight="normal" officeooo:rsid="0015b7a0" style:font-style-asian="normal" style:font-weight-asian="normal" style:font-style-complex="normal" style:font-weight-complex="normal"/>
    </style:style>
    <style:style style:name="T5" style:family="text">
      <style:text-properties officeooo:rsid="0015b7a0"/>
    </style:style>
    <style:style style:name="T6" style:family="text">
      <style:text-properties style:font-name="Liberation Serif"/>
    </style:style>
    <style:style style:name="T7" style:family="text">
      <style:text-properties style:font-name="Liberation Serif" officeooo:rsid="0015b7a0"/>
    </style:style>
    <style:style style:name="T8" style:family="text">
      <style:text-properties style:font-name="Liberation Serif" fo:font-style="italic" officeooo:rsid="0015b7a0" style:font-style-asian="italic" style:font-style-complex="italic"/>
    </style:style>
    <style:style style:name="T9" style:family="text">
      <style:text-properties style:font-name="Liberation Serif" fo:font-style="normal" officeooo:rsid="0015b7a0" style:font-style-asian="normal" style:font-style-complex="normal"/>
    </style:style>
    <style:style style:name="T10" style:family="text">
      <style:text-properties style:font-name="Liberation Serif" fo:font-style="normal" officeooo:rsid="0016fd65" style:font-style-asian="normal" style:font-style-complex="normal"/>
    </style:style>
    <style:style style:name="T11" style:family="text">
      <style:text-properties style:font-name="Liberation Serif" fo:font-style="normal" officeooo:rsid="001dbb86" style:font-style-asian="normal" style:font-style-complex="normal"/>
    </style:style>
    <style:style style:name="T12" style:family="text">
      <style:text-properties style:font-name="Liberation Serif" fo:font-style="normal" fo:font-weight="bold" officeooo:rsid="0016fd65" style:font-style-asian="normal" style:font-weight-asian="bold" style:font-style-complex="normal" style:font-weight-complex="bold"/>
    </style:style>
    <style:style style:name="T13" style:family="text">
      <style:text-properties style:font-name="Liberation Serif" fo:font-style="normal" fo:font-weight="bold" officeooo:rsid="0019cc30" style:font-style-asian="normal" style:font-weight-asian="bold" style:font-style-complex="normal" style:font-weight-complex="bold"/>
    </style:style>
    <style:style style:name="T14" style:family="text">
      <style:text-properties style:font-name="Liberation Serif" fo:font-style="normal" fo:font-weight="bold" officeooo:rsid="001cfced" style:font-style-asian="normal" style:font-weight-asian="bold" style:font-style-complex="normal" style:font-weight-complex="bold"/>
    </style:style>
    <style:style style:name="T15" style:family="text">
      <style:text-properties style:font-name="Liberation Serif" fo:font-style="normal" fo:font-weight="bold" officeooo:rsid="001dbb86" style:font-style-asian="normal" style:font-weight-asian="bold" style:font-style-complex="normal" style:font-weight-complex="bold"/>
    </style:style>
    <style:style style:name="T16" style:family="text">
      <style:text-properties style:font-name="Liberation Serif" fo:font-style="normal" fo:font-weight="normal" officeooo:rsid="0016fd65" style:font-style-asian="normal" style:font-weight-asian="normal" style:font-style-complex="normal" style:font-weight-complex="normal"/>
    </style:style>
    <style:style style:name="T17" style:family="text">
      <style:text-properties style:font-name="Liberation Serif" fo:font-style="normal" fo:font-weight="normal" officeooo:rsid="00182435" style:font-style-asian="normal" style:font-weight-asian="normal" style:font-style-complex="normal" style:font-weight-complex="normal"/>
    </style:style>
    <style:style style:name="T18" style:family="text">
      <style:text-properties style:font-name="Liberation Serif" fo:font-style="normal" fo:font-weight="normal" officeooo:rsid="0019cc30" style:font-style-asian="normal" style:font-weight-asian="normal" style:font-style-complex="normal" style:font-weight-complex="normal"/>
    </style:style>
    <style:style style:name="T19" style:family="text">
      <style:text-properties style:font-name="Liberation Serif" fo:font-style="normal" fo:font-weight="normal" officeooo:rsid="001cfced" style:font-style-asian="normal" style:font-weight-asian="normal" style:font-style-complex="normal" style:font-weight-complex="normal"/>
    </style:style>
    <style:style style:name="T20" style:family="text">
      <style:text-properties style:font-name="Liberation Serif" fo:font-style="normal" fo:font-weight="normal" officeooo:rsid="001dbb86" style:font-style-asian="normal" style:font-weight-asian="normal" style:font-style-complex="normal" style:font-weight-complex="normal"/>
    </style:style>
    <style:style style:name="T21" style:family="text">
      <style:text-properties officeooo:rsid="001b426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1. Jak grać w Cypher System</text:h>
      <text:p text:style-name="P1">Zasady Cypher System są całkiem proste i cała rozgrywka bazuje na ledwie kilku podstawowych konceptach.</text:p>
      <text:p text:style-name="P1">Ten rozdział zapewnia krótkie wyjaśnienie jak grać w tę grę, i jest przydatny dla dopiero uczących się rozgrywki. Kiedy zrozumiesz już podstawowe koncepty, będziesz pewnie chcieć przeczytać <text:span text:style-name="Source_20_Text"><text:span text:style-name="T1">Zasady Gry</text:span></text:span> po więcej szczegółów. </text:p>
      <text:p text:style-name="P1">Cypher System korzysta z kości dwudziestościennej (k20) by określić wynik większości akcji. Za każdym razem, gdy wymagany jest rzut, a nie podano kości, rzuć k20.</text:p>
      <text:p text:style-name="P1">Mistrz Gry określa stopień trudności danego zadania. Istnieje 10 stopni trudności. Tak więc, trudno<text:span text:style-name="T21">ś</text:span>ć można określić na skali od 1 do 10.</text:p>
      <text:p text:style-name="P1">Każda trudność ma minimalny wynik powiązany z sobą. Minimalny wynik <text:span text:style-name="T21">(inaczej zwany stopniem trudności)</text:span> to zawsze 3x <text:span text:style-name="T21">poziom trudności</text:span>, więc stopień trudności 1 ma minimalny wynik 3, a stopień trudności 4 ma minimalny wynik 12. By odnieść sukces, należy wyrzucić minimalny wynik lub więcej danego ST. Patrz Tabela Stopnie Trudności po więcej danych.</text:p>
      <text:p text:style-name="P2"><text:span text:style-name="T5">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2">Ułatwianiem </text:span></text:span><text:span text:style-name="Source_20_Text"><text:span text:style-name="T6">albo</text:span></text:span><text:span text:style-name="Source_20_Text"><text:span text:style-name="T2"> Obniżaniem trudności o jeden stopień </text:span></text:span><text:span text:style-name="Source_20_Text"><text:span text:style-name="T6">(</text:span></text:span><text:span text:style-name="Source_20_Text"><text:span text:style-name="T7">albo po prostu </text:span></text:span><text:span text:style-name="Source_20_Text"><text:span text:style-name="T8">Obniżaniem trudności</text:span></text:span><text:span text:style-name="Source_20_Text"><text:span text:style-name="T7">, gdzie przyjmuje się domyślnie, że dotyczy ona jednego stopnia). Jeśli postać jest wyspecjalizowana we wspinaczce, zamienia ona trudność 6 na trudność 4. Nazywa się to </text:span></text:span><text:span text:style-name="Source_20_Text"><text:span text:style-name="T8">Obniżaniem trudności o dwa stopnie. </text:span></text:span><text:span text:style-name="Source_20_Text"><text:span text:style-name="T9">Obniżanie poziomu trudności może także być nazywane </text:span></text:span><text:span text:style-name="Source_20_Text"><text:span text:style-name="T8">ułatwieniem zadania</text:span></text:span><text:span text:style-name="Source_20_Text"><text:span text:style-name="T9">. Niektóre sytuacje zwiększają, lub </text:span></text:span><text:span text:style-name="Source_20_Text"><text:span text:style-name="T3">Utrudniają</text:span></text:span><text:span text:style-name="Source_20_Text"><text:span text:style-name="T9">, trudność zadania. Jeśli zadanie jest utrudnione, należy zwiększyć jego trudność o jeden poziom.</text:span></text:span></text:p>
      <text:p text:style-name="P2"><text:span text:style-name="Source_20_Text"><text:span text:style-name="T3">Umiejętność</text:span></text:span><text:span text:style-name="Source_20_Text"><text:span text:style-name="T9">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2"><text:span text:style-name="Source_20_Text"><text:span text:style-name="T9">Jeśli jesteś </text:span></text:span><text:span text:style-name="Source_20_Text"><text:span text:style-name="T3">wytrenowany</text:span></text:span><text:span text:style-name="Source_20_Text"><text:span text:style-name="T9"> w umiejętności powiązanej z danym zadaniem, ułatwiasz rzut o stopień. Jeśli jesteś </text:span></text:span><text:span text:style-name="Source_20_Text"><text:span text:style-name="T3">wyspecjalizowany</text:span></text:span><text:span text:style-name="Source_20_Text"><text:span text:style-name="T9">, obniżasz poziom trudności o dwa stopnie. Umiejętność nigdy nie może obniżyć trudności testu o więcej niż dwa stopnie. </text:span></text:span></text:p>
      <text:p text:style-name="P2"><text:span text:style-name="Source_20_Text"><text:span text:style-name="T9">Wszystko inne co obniża trudność danego zadania nazywa się </text:span></text:span><text:span text:style-name="Source_20_Text"><text:span text:style-name="T3">Wysiłkiem</text:span></text:span><text:span text:style-name="Source_20_Text"><text:span text:style-name="T9">. (Wys</text:span></text:span><text:span text:style-name="Source_20_Text"><text:span text:style-name="T10">iłek</text:span></text:span><text:span text:style-name="Source_20_Text"><text:span text:style-name="T9"> opisano szczeg</text:span></text:span><text:span text:style-name="Source_20_Text"><text:span text:style-name="T10">ó</text:span></text:span><text:span text:style-name="Source_20_Text"><text:span text:style-name="T9">łowo w rozdziale Zasady Gry).</text:span></text:span></text:p>
      <text:p text:style-name="P2"><text:span text:style-name="Source_20_Text"><text:span text:style-name="T9">Podsumowując, trzy rzeczy mogą obniżyć trudność zadania: umiejętności, </text:span></text:span><text:span text:style-name="Source_20_Text"><text:span text:style-name="T10">atuty i Wysiłek. </text:span></text:span></text:p>
      <text:p text:style-name="P3"><text:span text:style-name="Source_20_Text"><text:span text:style-name="T10">Jeśli ułatwisz rzut tak mocno, że jego trudność wynosi 0, wtedy automatycznie uzyskujesz sukces i nie musisz rzucać kośćmi. </text:span></text:span></text:p>
      <text:p text:style-name="P3"><text:span text:style-name="Source_20_Text"><text:span text:style-name="T12">KIEDY RZUCAĆ KOŚĆMI?</text:span></text:span></text:p>
      <text:p text:style-name="P3"><text:span text:style-name="Source_20_Text"><text:span text:style-name="T10">Za każdym razem, gdy Twoja postać chce wykonać jakieś zadanie, MG daje mu Poziom Trudności i rzucasz k20 przeciwko Stopniowi Trudności powiązanemu z danym Poziomem Trudności.</text:span></text:span></text:p>
      <text:p text:style-name="P3"><text:soft-page-break/><text:span text:style-name="Source_20_Text"><text:span text:style-name="T10">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3"><text:span text:style-name="Source_20_Text"><text:span text:style-name="T10">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3"><text:span text:style-name="Source_20_Text"><text:span text:style-name="T10">Korzystając z umiejętności, atutów i Wysiłku, można teoretycznie obniżyć tudność dowolnej akcji do 0 i zlikwidować konieczność rzucania kostką. Przejście po wąskim drewnie jest trudne dla większości ludzi, ale nie dla doświadczonego gimnastyka. Możesz nawet obniżyć rudność ataku na swojego wroga do 0 i odnieść sukces bez rzucania.</text:span></text:span></text:p>
      <text:p text:style-name="P3"><text:span text:style-name="Source_20_Text"><text:span text:style-name="T10">Jeśli nie ma rzutu, nie ma szansy, by odnieść porażkę. Jednakże, nie ma także szansy na wyjątkowy sukces (w Cypher System zazwyczaj oznacza to wyrzucenie 19 lub 20, co jest znane jako </text:span></text:span><text:span text:style-name="Source_20_Text"><text:span text:style-name="T3">specjalne rzuty</text:span></text:span><text:span text:style-name="Source_20_Text"><text:span text:style-name="T10">; rozdział Zasady Gry omawia je w szczegółach).</text:span></text:span></text:p>
      <text:p text:style-name="P3"><text:span text:style-name="Source_20_Text"><text:span text:style-name="T12">TABELA: TRUDNOŚĆ ZADAŃ</text:span></text:span></text:p>
      <table:table table:name="Tabela1" table:style-name="Tabela1">
        <table:table-column table:style-name="Tabela1.A" table:number-columns-repeated="3"/>
        <table:table-column table:style-name="Tabela1.D"/>
        <table:table-row table:style-name="TableLine2042227904304">
          <table:table-cell table:style-name="Tabela1.A1" office:value-type="string">
            <text:p text:style-name="P5">Poziom Trudności</text:p>
          </table:table-cell>
          <table:table-cell table:style-name="Tabela1.A1" office:value-type="string">
            <text:p text:style-name="P5">Opis</text:p>
          </table:table-cell>
          <table:table-cell table:style-name="Tabela1.A1" office:value-type="string">
            <text:p text:style-name="P5">Stopień Trudności</text:p>
          </table:table-cell>
          <table:table-cell table:style-name="Tabela1.A1" office:value-type="string">
            <text:p text:style-name="P5">Szczegóły</text:p>
          </table:table-cell>
        </table:table-row>
        <table:table-row table:style-name="TableLine2042227910560">
          <table:table-cell table:style-name="Tabela1.A2" office:value-type="float" office:value="0">
            <text:p text:style-name="P5">0</text:p>
          </table:table-cell>
          <table:table-cell table:style-name="Tabela1.A1" office:value-type="string">
            <text:p text:style-name="P5">Rutyna</text:p>
          </table:table-cell>
          <table:table-cell table:style-name="Tabela1.A2" office:value-type="float" office:value="0">
            <text:p text:style-name="P5">0</text:p>
          </table:table-cell>
          <table:table-cell table:style-name="Tabela1.A1" office:value-type="string">
            <text:p text:style-name="P5">Każdy może to zrobić zawsze</text:p>
          </table:table-cell>
        </table:table-row>
        <table:table-row table:style-name="TableLine2042227900768">
          <table:table-cell table:style-name="Tabela1.A2" office:value-type="float" office:value="1">
            <text:p text:style-name="P5">1</text:p>
          </table:table-cell>
          <table:table-cell table:style-name="Tabela1.A1" office:value-type="string">
            <text:p text:style-name="P5">Poste</text:p>
          </table:table-cell>
          <table:table-cell table:style-name="Tabela1.A2" office:value-type="float" office:value="3">
            <text:p text:style-name="P5">3</text:p>
          </table:table-cell>
          <table:table-cell table:style-name="Tabela1.A1" office:value-type="string">
            <text:p text:style-name="P5">Większość ludzi może to zrobić przez większość czasu</text:p>
          </table:table-cell>
        </table:table-row>
        <table:table-row table:style-name="TableLine2042227902128">
          <table:table-cell table:style-name="Tabela1.A2" office:value-type="float" office:value="2">
            <text:p text:style-name="P5">2</text:p>
          </table:table-cell>
          <table:table-cell table:style-name="Tabela1.A1" office:value-type="string">
            <text:p text:style-name="P5">Standardowe</text:p>
          </table:table-cell>
          <table:table-cell table:style-name="Tabela1.A2" office:value-type="float" office:value="6">
            <text:p text:style-name="P5">6</text:p>
          </table:table-cell>
          <table:table-cell table:style-name="Tabela1.A1" office:value-type="string">
            <text:p text:style-name="P5">Typowe zadanie wymagające skupienia, ale większość ludzi może to wykonać</text:p>
          </table:table-cell>
        </table:table-row>
        <table:table-row table:style-name="TableLine2042227896960">
          <table:table-cell table:style-name="Tabela1.A2" office:value-type="float" office:value="3">
            <text:p text:style-name="P5">3</text:p>
          </table:table-cell>
          <table:table-cell table:style-name="Tabela1.A1" office:value-type="string">
            <text:p text:style-name="P5">Wymagające</text:p>
          </table:table-cell>
          <table:table-cell table:style-name="Tabela1.A2" office:value-type="float" office:value="9">
            <text:p text:style-name="P5">9</text:p>
          </table:table-cell>
          <table:table-cell table:style-name="Tabela1.A1" office:value-type="string">
            <text:p text:style-name="P5">Wymaga pełnej uwagi; większość ludzi ma szansę 50/50 na wykonanie tej czynności</text:p>
          </table:table-cell>
        </table:table-row>
        <table:table-row table:style-name="TableLine2042227896416">
          <table:table-cell table:style-name="Tabela1.A2" office:value-type="float" office:value="4">
            <text:p text:style-name="P5">4</text:p>
          </table:table-cell>
          <table:table-cell table:style-name="Tabela1.A1" office:value-type="string">
            <text:p text:style-name="P5">Trudne</text:p>
          </table:table-cell>
          <table:table-cell table:style-name="Tabela1.A2" office:value-type="float" office:value="12">
            <text:p text:style-name="P5">12</text:p>
          </table:table-cell>
          <table:table-cell table:style-name="Tabela1.A1" office:value-type="string">
            <text:p text:style-name="P5">Wytrenowani ludzie mają szansę 50/50 na osiągnięcie sukcesu</text:p>
          </table:table-cell>
        </table:table-row>
        <table:table-row table:style-name="TableLine2042227901856">
          <table:table-cell table:style-name="Tabela1.A2" office:value-type="float" office:value="5">
            <text:p text:style-name="P5">5</text:p>
          </table:table-cell>
          <table:table-cell table:style-name="Tabela1.A1" office:value-type="string">
            <text:p text:style-name="P5">Wyzwanie</text:p>
          </table:table-cell>
          <table:table-cell table:style-name="Tabela1.A2" office:value-type="float" office:value="15">
            <text:p text:style-name="P5">15</text:p>
          </table:table-cell>
          <table:table-cell table:style-name="Tabela1.A1" office:value-type="string">
            <text:p text:style-name="P5">Nawet wytrenowani ludzie często ponoszą klęskę</text:p>
          </table:table-cell>
        </table:table-row>
        <table:table-row table:style-name="TableLine2042227893968">
          <table:table-cell table:style-name="Tabela1.A2" office:value-type="float" office:value="6">
            <text:p text:style-name="P5">6</text:p>
          </table:table-cell>
          <table:table-cell table:style-name="Tabela1.A1" office:value-type="string">
            <text:p text:style-name="P5">Bardzo trudne</text:p>
          </table:table-cell>
          <table:table-cell table:style-name="Tabela1.A2" office:value-type="float" office:value="18">
            <text:p text:style-name="P5">18</text:p>
          </table:table-cell>
          <table:table-cell table:style-name="Tabela1.A1" office:value-type="string">
            <text:p text:style-name="P5">Zwykli ludzie prawie zawsze ponoszą klęskę</text:p>
          </table:table-cell>
        </table:table-row>
        <table:table-row table:style-name="TableLine2042227909744">
          <table:table-cell table:style-name="Tabela1.A2" office:value-type="float" office:value="7">
            <text:p text:style-name="P5">7</text:p>
          </table:table-cell>
          <table:table-cell table:style-name="Tabela1.A1" office:value-type="string">
            <text:p text:style-name="P5">Przerażająco trudne</text:p>
          </table:table-cell>
          <table:table-cell table:style-name="Tabela1.A2" office:value-type="float" office:value="21">
            <text:p text:style-name="P5">21</text:p>
          </table:table-cell>
          <table:table-cell table:style-name="Tabela1.A1" office:value-type="string">
            <text:p text:style-name="P5">Niemożliwe bez umiejętności lub wielkiego skupienia</text:p>
          </table:table-cell>
        </table:table-row>
        <table:table-row table:style-name="TableLine2042227902672">
          <table:table-cell table:style-name="Tabela1.A2" office:value-type="float" office:value="8">
            <text:p text:style-name="P5">8</text:p>
          </table:table-cell>
          <table:table-cell table:style-name="Tabela1.A1" office:value-type="string">
            <text:p text:style-name="P5">Heroiczne</text:p>
          </table:table-cell>
          <table:table-cell table:style-name="Tabela1.A2" office:value-type="float" office:value="24">
            <text:p text:style-name="P5">24</text:p>
          </table:table-cell>
          <table:table-cell table:style-name="Tabela1.A1" office:value-type="string">
            <text:p text:style-name="P5">Zadanie godne opisywania w historiach przez lata</text:p>
          </table:table-cell>
        </table:table-row>
        <table:table-row table:style-name="TableLine2042227898592">
          <table:table-cell table:style-name="Tabela1.A2" office:value-type="float" office:value="9">
            <text:p text:style-name="P5">9</text:p>
          </table:table-cell>
          <table:table-cell table:style-name="Tabela1.A1" office:value-type="string">
            <text:p text:style-name="P5">Legendarne</text:p>
          </table:table-cell>
          <table:table-cell table:style-name="Tabela1.A2" office:value-type="float" office:value="27">
            <text:p text:style-name="P5">27</text:p>
          </table:table-cell>
          <table:table-cell table:style-name="Tabela1.A1" office:value-type="string">
            <text:p text:style-name="P5">Zadanie godne legend opowiadanych przez <text:soft-page-break/>pokolenia</text:p>
          </table:table-cell>
        </table:table-row>
        <table:table-row table:style-name="TableLine2042227894512">
          <table:table-cell table:style-name="Tabela1.A2" office:value-type="float" office:value="10">
            <text:p text:style-name="P5">10</text:p>
          </table:table-cell>
          <table:table-cell table:style-name="Tabela1.A1" office:value-type="string">
            <text:p text:style-name="P5">Niemożliwe</text:p>
          </table:table-cell>
          <table:table-cell table:style-name="Tabela1.A2" office:value-type="float" office:value="30">
            <text:p text:style-name="P5">30</text:p>
          </table:table-cell>
          <table:table-cell table:style-name="Tabela1.A1" office:value-type="string">
            <text:p text:style-name="P5">Zadanie, którego zwykli ludzie nie mogą wykonać (ale które nie łamie praw fizyki)</text:p>
          </table:table-cell>
        </table:table-row>
      </table:table>
      <text:p text:style-name="P3"><text:span text:style-name="Source_20_Text"><text:span text:style-name="T10"/></text:span></text:p>
      <text:p text:style-name="P3"><text:span text:style-name="Source_20_Text"><text:span text:style-name="T12">WALKA</text:span></text:span></text:p>
      <text:p text:style-name="P3"><text:span text:style-name="Source_20_Text"><text:span text:style-name="T16">Wykonywanie ataków w walce działa tak samo jak inne rzuty – MG określa trudność zadania, a następnie należy rzucić k20 przeciwko Stopniowi Trudności.</text:span></text:span></text:p>
      <text:p text:style-name="P3"><text:span text:style-name="Source_20_Text"><text:span text:style-name="T16">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3"><text:span text:style-name="Source_20_Text"><text:span text:style-name="T16">Trzeba zaznaczyć, że gracze wykonują wszystkie rzuty w Cypher System. Jeśli gracz atakuje istotę, ten gracz wykonuje rzut na atak. Jeśli istota atakuje gracza, to on wykonuje rzut obronny. </text:span></text:span></text:p>
      <text:p text:style-name="P4"><text:span text:style-name="Source_20_Text"><text:span text:style-name="T17">Obrażenia zadawane przez atak nie są definiowane przez rzut kością – jest to stała wartość bazująca na broni lub ataku. Dla przykładu, włócznia zawsze zadaje 4 punkty obrażeń.</text:span></text:span></text:p>
      <text:p text:style-name="P4"><text:span text:style-name="Source_20_Text"><text:span text:style-name="T17">Twój </text:span></text:span><text:span text:style-name="Source_20_Text"><text:span text:style-name="T4">Pancerz</text:span></text:span><text:span text:style-name="Source_20_Text"><text:span text:style-name="T17"> redukuje obrażenia które otrzymujesz. Otrzymujesz Pancerz za noszenie fizycznej zbroi (takiej jak skórzana kurtka e współczesnym świecie lub pancerz w świecie fantasy) lub ze specjalnych zdolności. Tak jak wartość obrażeń, Pancerz to stała wartość, nie wynik rzutu. Jeśli jesteś zaatakowany, odejmij swój Pancerz od otrzymanych obrażeń. Dla przykładu, skórzana kurtka daje Ci +1 do Pancerza, co oznacza, że otrzymujesz o 1 mniejsze obrażenia z ataków. Jeśli ktoś trafi Cię atakiem nożem za 2 punkty obrażeń, kiedy ją nosisz, otrzymasz tylko 1 punkt obrażeń. Jeśli Pancerz redukuje obrażenia do 0, wtedy nie otrzymujesz w ogóle żadnych obrażeń. </text:span></text:span></text:p>
      <text:p text:style-name="P4"><text:span text:style-name="Source_20_Text"><text:span text:style-name="T17">Kiedy widzisz w zasadach gry słowo „Pancerz” pisane wielką literą, odnosi się do to statystyki Pancerz – do liczby, o którą obniżasz obrażenia. Kiedy widzisz „pancerz” pisany małą literą, dotyczy to dowolnego fizycznego pancerza, który postać może nosić. </text:span></text:span></text:p>
      <text:p text:style-name="P4"><text:span text:style-name="Source_20_Text"><text:span text:style-name="T17">Fizyczne bronie posiadają 3 kategorie: lekkie, średnie i ciężkie. <text:s/></text:span></text:span></text:p>
      <text:p text:style-name="P8"><text:span text:style-name="Source_20_Text"><text:span text:style-name="T18">Lekkie bronie zadają tylko 2 punkty obrażeń, ale ułatwiają rzuty na atak, ponieważ sąszybkie iłatwe w użyciu. Lekkie bronie to ciosy pięścią, kopnięcia, maczugi, noży, toporki ręczne, rapiery, mał pistolety itp. Bronie, które są małe, są brońmi lekkimi.</text:span></text:span></text:p>
      <text:p text:style-name="P8"><text:span text:style-name="Source_20_Text"><text:span text:style-name="T18">Średnie bronie zadają 4 punkty obrażeń. Średnie bronie to między innymi miecze, topory bojowe, większe maczugi, kusze, włócznie, pistolety, blastery itp. Większość broni to bronie średnie. Wszystko, co może być użyte w jednej dłoni (nawet, jeśli często korzysta się z dwóch, jak w przypadku kostura i włóczni) jest średnią bronią. </text:span></text:span></text:p>
      <text:p text:style-name="P8"><text:span text:style-name="Source_20_Text"><text:span text:style-name="T18">Ciężkie bronie zadają 6 punktów obrażeń, i trzeba korzystać z obydwu dłoni, by z nich korzystać. Ciężkie bronie to wielkie miecze, młoty bojowe, potężne topory, halabardy, ciężkie kusze, karabinki laserowe itp. Wszystko, z czego trzeba korzystać z obydwu dłoni, to ciężkie bronie.</text:span></text:span></text:p>
      <text:p text:style-name="P8"><text:span text:style-name="Source_20_Text"><text:span text:style-name="T13">SPECJALNE </text:span></text:span><text:span text:style-name="Source_20_Text"><text:span text:style-name="T14">WYNIKI RZUTÓW</text:span></text:span></text:p>
      <text:p text:style-name="P8"><text:soft-page-break/><text:span text:style-name="Source_20_Text"><text:span text:style-name="T18">Kiedy wyrzucasz naturalne 19 (k20 pokazuje „19”) i test jest sukcesem, uzyskujesz mniejszy efekt. W walce, mniejszy efekt zadaje dodatkowe 3 do obrażeń, lub, jeśli wolisz efekt specjalny, możesz odrzucić wroga do tyłu, rozproszyć jego uwagę lub coś podobnego. Kiedy nie walczysz, mniejszy efekt może oznaczać, że wykonałeś akcję ze stylem. Przykładowo, gdy przeskakujesz przez płot, lądujesz z gracją na własnych stopach, lub gdy przekonujesz kogoś, wierzy on, że jesteś mądrzejszy, niż jesteś naprawdę. Inaczej, nie tylko osiągasz zwykły sukces, ale także uzyskujesz pomniejszy bonus. </text:span></text:span></text:p>
      <text:p text:style-name="P8"><text:span text:style-name="Source_20_Text"><text:span text:style-name="T18">Kiedy wyrzucasz naturalne 20 (k20 pokazuje „20”) i rzut się powiódł, uzyskujesz dodatkowo większy efekt. </text:span></text:span><text:span text:style-name="Source_20_Text"><text:span text:style-name="T19">Jest to podobne do mniejszego efektu, ale na większą skalę. W walce, zadajesz dodatkowe 4 punkty obrażeń, ale znowu, można zamiast tego wybrać jakiś efekt dodatkowy, taki jak przewrócenie wroga, ogłuszenie go, lub wzięcie akcji dodatkowej. Poza walką, większy efekt oznacza, że dzieje sięcoś korzystnego, w zależności od okoliczności. Dla przykładu, kiedy wspinasz sięna ścianę, robisz to dwa razy szybciej. Kiedy rzut daje Ci większy efekt, możesz zamiast tego skorzystać z mniejszego efektu, jeśli taka jest Twoja wola.</text:span></text:span></text:p>
      <text:p text:style-name="P9"><text:span text:style-name="Source_20_Text"><text:span text:style-name="T19">W walce (i tylko wtedy) jeśli rzucisz naturalne 17 lub 18 na rzucie na atak, zadajesz – odpowiednio - dodatkowe 1 lub 2 punkty obrażeń. Te rzuty nie dają żadnych innych specjalnych efektów – tylko zwiększają obrażenia.</text:span></text:span></text:p>
      <text:p text:style-name="P9"><text:span text:style-name="Source_20_Text"><text:span text:style-name="T19">(Po więcej informacji o specjalnych wynikach rzutów i tym, jak wpływająna walkę i inne akcje, patrz Zasady Gry).</text:span></text:span></text:p>
      <text:p text:style-name="P9"><text:span text:style-name="Source_20_Text"><text:span text:style-name="T19">Wyrzucenie naturalnej 1 jest zawsze złe. To oznacza, że MG wprowadza nowe utrudnienie do sceny. </text:span></text:span></text:p>
      <text:p text:style-name="P9"><text:span text:style-name="Source_20_Text"><text:span text:style-name="T19">SŁOWNICZEK</text:span></text:span></text:p>
      <text:p text:style-name="P9"><text:span text:style-name="Source_20_Text"><text:span text:style-name="T19">Mistrz Gry (MG): Gracz, który nie ma własnej postaci, a który zamiast tego kieruje całą fabułą i wszystkimi BN-ami.</text:span></text:span></text:p>
      <text:p text:style-name="P9"><text:span text:style-name="Source_20_Text"><text:span text:style-name="T19">Bohater Niezależny (BN): Postać kierowana przez MG. Myśl o niej jak o pomniejszej postaci w historii, lub jak o złoczyńcy lub oponencie. Wlicza się w to każde każda istota lub potwór.</text:span></text:span></text:p>
      <text:p text:style-name="P9"><text:span text:style-name="Source_20_Text"><text:span text:style-name="T19">Drużyna: Grupa BG (i może jacyś BN-i sojusznicy).</text:span></text:span></text:p>
      <text:p text:style-name="P9"><text:span text:style-name="Source_20_Text"><text:span text:style-name="T19">Bohater Gracza (BG); Postać odgrywana przez gracza zamiats przez MG. Myśl o BG jak o głównych bohaterach historii.</text:span></text:span></text:p>
      <text:p text:style-name="P9"><text:span text:style-name="Source_20_Text"><text:span text:style-name="T19">Gracz: Gracz, który kieruje BG.</text:span></text:span></text:p>
      <text:p text:style-name="P9"><text:span text:style-name="Source_20_Text"><text:span text:style-name="T19">Sesja: Pojedyncza doświadczenie roleplayowe. Zazwyczaj trwa kilka godzin. Czasami jedną przygodę można ukończyć w czasie jednej sesji. Częściej, jedna przygoda zajmuje kilka sesji.</text:span></text:span></text:p>
      <text:p text:style-name="P10"><text:span text:style-name="Source_20_Text"><text:span text:style-name="T20">Przygoda: Pojedyncza część kampanii z początkiem i końcem. Zazwyczaj zdefiniowana na początku przez wspólny cel BG i na końcu przez to, czy go osiągnęli, czy też nie. </text:span></text:span></text:p>
      <text:p text:style-name="P10"><text:span text:style-name="Source_20_Text"><text:span text:style-name="T20">Kampania: Seria sesji połączona wspólną historią (lub połącoznymi historiami) z tymi samymi BG. Często, lecz nie zawsze, kampania to zbiór przygód.</text:span></text:span></text:p>
      <text:p text:style-name="P10"><text:span text:style-name="Source_20_Text"><text:span text:style-name="T20">Postać: Cokolwiek, co dziaa w grze. Choć wliczająsię w to BG i ludzcy BN-i, technicznie wliczająsię w to potwory, kosmici, mutanci, automatony, ruchome rośliny itp. Synonimem jest „istota” bądź „potwór”.</text:span></text:span></text:p>
      <text:p text:style-name="P10"><text:soft-page-break/><text:span text:style-name="Source_20_Text"><text:span text:style-name="T15">ZASIĘG I SZYBKOŚĆ</text:span></text:span></text:p>
      <text:p text:style-name="P10"><text:span text:style-name="Source_20_Text"><text:span text:style-name="T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00:50:39.171000000</meta:creation-date>
    <dc:date>2024-02-08T02:44:48.896000000</dc:date>
    <meta:editing-duration>PT44M16S</meta:editing-duration>
    <meta:editing-cycles>5</meta:editing-cycles>
    <meta:generator>LibreOffice/7.1.4.2$Windows_X86_64 LibreOffice_project/a529a4fab45b75fefc5b6226684193eb000654f6</meta:generator>
    <meta:document-statistic meta:table-count="1" meta:image-count="0" meta:object-count="0" meta:page-count="5" meta:paragraph-count="95" meta:word-count="1577" meta:character-count="10600" meta:non-whitespace-character-count="9097"/>
  </office:meta>
</office:document-meta>
</file>